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8000003445F6EF57BAB140A5B.png" manifest:media-type="image/png"/>
  <manifest:file-entry manifest:full-path="Pictures/100000010000021B0000037382E8C9AA08E50848.png" manifest:media-type="image/png"/>
  <manifest:file-entry manifest:full-path="Pictures/10000001000000EE000003729FAF3BCB68AFBB49.png" manifest:media-type="image/png"/>
  <manifest:file-entry manifest:full-path="Pictures/100000010000023E0000037D7E225EC2CC5F254A.png" manifest:media-type="image/png"/>
  <manifest:file-entry manifest:full-path="Pictures/10000001000000ED00000319E9E2F26CC1694096.png" manifest:media-type="image/png"/>
  <manifest:file-entry manifest:full-path="Pictures/100000010000021800000377F18AABB381D3D6F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1.08cm" svg:y="-0.037cm" svg:width="14.263cm" svg:height="23.364cm" draw:z-index="0"><draw:image xlink:href="Pictures/100000010000021B0000037382E8C9AA08E5084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2" text:anchor-type="char" svg:x="0.907cm" svg:y="0.173cm" svg:width="15.189cm" svg:height="23.631cm" draw:z-index="1"><draw:image xlink:href="Pictures/100000010000023E0000037D7E225EC2CC5F254A.png" xlink:type="simple" xlink:show="embed" xlink:actuate="onLoad" draw:mime-type="image/png"/></draw:frame></text:p>
      <text:p text:style-name="Standard"/>
      <text:p text:style-name="Standard"><draw:frame draw:style-name="fr2" draw:name="Imagen3" text:anchor-type="char" svg:width="14.183cm" svg:height="23.47cm" draw:z-index="2"><draw:image xlink:href="Pictures/100000010000021800000377F18AABB381D3D6F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draw:frame draw:style-name="fr1" draw:name="Imagen5" text:anchor-type="char" svg:x="4.482cm" svg:y="0.123cm" svg:width="6.271cm" svg:height="20.983cm" draw:z-index="4"><draw:image xlink:href="Pictures/10000001000000ED00000319E9E2F26CC1694096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6" text:anchor-type="char" svg:x="0.381cm" svg:y="0.392cm" svg:width="6.297cm" svg:height="23.34cm" draw:z-index="5"><draw:image xlink:href="Pictures/10000001000000EE000003729FAF3BCB68AFBB49.png" xlink:type="simple" xlink:show="embed" xlink:actuate="onLoad" draw:mime-type="image/png"/></draw:frame><draw:frame draw:style-name="fr1" draw:name="Imagen4" text:anchor-type="char" svg:x="9.095cm" svg:y="0.485cm" svg:width="6.893cm" svg:height="22.123cm" draw:z-index="3"><draw:image xlink:href="Pictures/10000001000000F8000003445F6EF57BAB140A5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4T13:59:57.323000000</meta:creation-date>
    <dc:date>2023-11-04T20:02:28.979000000</dc:date>
    <meta:editing-duration>PT5H44M27S</meta:editing-duration>
    <meta:editing-cycles>6</meta:editing-cycles>
    <meta:generator>LibreOffice/7.6.2.1$Windows_X86_64 LibreOffice_project/56f7684011345957bbf33a7ee678afaf4d2ba333</meta:generator>
    <meta:document-statistic meta:table-count="0" meta:image-count="6" meta:object-count="0" meta:page-count="5" meta:paragraph-count="0" meta:word-count="0" meta:character-count="0" meta:non-whitespace-character-count="0"/>
  </office:meta>
</office:document-meta>
</file>